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ing_20_3">
      <style:text-properties officeooo:paragraph-rsid="0024f736"/>
    </style:style>
    <style:style style:name="P2" style:family="paragraph" style:parent-style-name="Preformatted_20_Text">
      <style:paragraph-properties fo:margin-top="0in" fo:margin-bottom="0.1965in" style:contextual-spacing="false"/>
      <style:text-properties officeooo:paragraph-rsid="0024f736"/>
    </style:style>
    <style:style style:name="P3" style:family="paragraph" style:parent-style-name="Preformatted_20_Text">
      <style:text-properties officeooo:paragraph-rsid="0024f736"/>
    </style:style>
    <style:style style:name="P4" style:family="paragraph" style:parent-style-name="Standard">
      <style:text-properties officeooo:paragraph-rsid="0024f736"/>
    </style:style>
    <style:style style:name="P5" style:family="paragraph" style:parent-style-name="Standard">
      <style:paragraph-properties fo:text-align="center" style:justify-single-word="false"/>
      <style:text-properties officeooo:paragraph-rsid="0024f736"/>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4">
      <style:text-properties officeooo:paragraph-rsid="0024f736"/>
    </style:style>
    <style:style style:name="P8" style:family="paragraph" style:parent-style-name="Text_20_body" style:list-style-name="L4">
      <style:paragraph-properties fo:margin-top="0in" fo:margin-bottom="0in" style:contextual-spacing="false"/>
      <style:text-properties officeooo:paragraph-rsid="0024f736"/>
    </style:style>
    <style:style style:name="P9" style:family="paragraph" style:parent-style-name="Text_20_body" style:list-style-name="L4">
      <style:paragraph-properties fo:margin-top="0in" fo:margin-bottom="0in" style:contextual-spacing="false"/>
      <style:text-properties officeooo:paragraph-rsid="00263580"/>
    </style:style>
    <style:style style:name="P10" style:family="paragraph" style:parent-style-name="Text_20_body" style:list-style-name="L4">
      <style:text-properties officeooo:paragraph-rsid="00263580"/>
    </style:style>
    <style:style style:name="P11" style:family="paragraph" style:parent-style-name="Text_20_body">
      <style:text-properties officeooo:paragraph-rsid="0024f736"/>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T1" style:family="text">
      <style:text-properties officeooo:rsid="00263580"/>
    </style:style>
    <style:style style:name="T2" style:family="text">
      <style:text-properties fo:font-weight="bold" style:font-weight-asian="bold" style:font-weight-complex="bold"/>
    </style:style>
    <style:style style:name="T3" style:family="text">
      <style:text-properties fo:font-weight="bold" officeooo:rsid="00263580"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263580" style:font-size-asian="16pt" style:font-weight-asian="bold" style:font-size-complex="16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text:s text:c="3"/><text:span text:style-name="T5">Django Project</text:span><text:span text:style-name="T4"> Directory Structure:</text:span></text:p>
      <text:p text:style-name="P5"><text:span text:style-name="T2"/></text:p>
      <text:p text:style-name="P5"><text:span text:style-name="T2"/></text:p>
      <text:p text:style-name="P2"/>
      <text:p text:style-name="P3"><text:span text:style-name="Source_20_Text">project_name/</text:span></text:p>
      <text:p text:style-name="P3"><text:span text:style-name="Source_20_Text">|-- manage.py</text:span></text:p>
      <text:p text:style-name="P3"><text:span text:style-name="Source_20_Text">|-- project_name/</text:span></text:p>
      <text:p text:style-name="P3"><text:span text:style-name="Source_20_Text">| <text:s text:c="2"/>|-- __init__.py</text:span></text:p>
      <text:p text:style-name="P3"><text:span text:style-name="Source_20_Text">| <text:s text:c="2"/>|-- settings.py</text:span></text:p>
      <text:p text:style-name="P3"><text:span text:style-name="Source_20_Text">| <text:s text:c="2"/>|-- urls.py</text:span></text:p>
      <text:p text:style-name="P3"><text:span text:style-name="Source_20_Text">| <text:s text:c="2"/>|-- asgi.py</text:span></text:p>
      <text:p text:style-name="P3"><text:span text:style-name="Source_20_Text">| <text:s text:c="2"/>|-- wsgi.py</text:span></text:p>
      <text:p text:style-name="P3"><text:span text:style-name="Source_20_Text">|-- app_name/</text:span></text:p>
      <text:p text:style-name="P3"><text:span text:style-name="Source_20_Text">| <text:s text:c="2"/>|-- migrations/</text:span></text:p>
      <text:p text:style-name="P3"><text:span text:style-name="Source_20_Text">| <text:s text:c="2"/>| <text:s text:c="2"/>|-- __init__.py</text:span></text:p>
      <text:p text:style-name="P3"><text:span text:style-name="Source_20_Text">| <text:s text:c="2"/>|-- __init__.py</text:span></text:p>
      <text:p text:style-name="P3"><text:span text:style-name="Source_20_Text">| <text:s text:c="2"/>|-- admin.py</text:span></text:p>
      <text:p text:style-name="P3"><text:span text:style-name="Source_20_Text">| <text:s text:c="2"/>|-- apps.py</text:span></text:p>
      <text:p text:style-name="P3"><text:span text:style-name="Source_20_Text">| <text:s text:c="2"/>|-- models.py</text:span></text:p>
      <text:p text:style-name="P3"><text:span text:style-name="Source_20_Text">| <text:s text:c="2"/>|-- tests.py</text:span></text:p>
      <text:p text:style-name="P2"><text:span text:style-name="Source_20_Text">| <text:s text:c="2"/>|-- views.py</text:span></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oft-page-break/><text:span text:style-name="Source_20_Text"/></text:p>
      <text:p text:style-name="P2"><text:span text:style-name="Source_20_Text"/></text:p>
      <text:p text:style-name="P2"><text:span text:style-name="Source_20_Text"/></text:p>
      <text:h text:style-name="P1" text:outline-level="3">Files Explanation:</text:h>
      <text:list text:style-name="L4">
        <text:list-item>
          <text:p text:style-name="P7"><text:span text:style-name="Source_20_Text">manage.py</text:span>:</text:p>
          <text:list>
            <text:list-item>
              <text:p text:style-name="P8">Django management script for various tasks like running the development server, creating database schema, and more.</text:p>
            </text:list-item>
          </text:list>
        </text:list-item>
        <text:list-item>
          <text:p text:style-name="P7"><text:span text:style-name="Source_20_Text">project_name/__init__.py</text:span>:</text:p>
          <text:list>
            <text:list-item>
              <text:p text:style-name="P8">Empty file indicating to Python that this directory should be considered a Python package.</text:p>
            </text:list-item>
          </text:list>
        </text:list-item>
        <text:list-item>
          <text:p text:style-name="P7"><text:span text:style-name="Source_20_Text">project_name/settings.py</text:span>:</text:p>
          <text:list>
            <text:list-item>
              <text:p text:style-name="P8">Configuration settings for the Django project, including database settings, static files, middleware, etc.</text:p>
            </text:list-item>
          </text:list>
        </text:list-item>
        <text:list-item>
          <text:p text:style-name="P7"><text:span text:style-name="Source_20_Text">project_name/urls.py</text:span>:</text:p>
          <text:list>
            <text:list-item>
              <text:p text:style-name="P8">URL routing configuration for the project, mapping URLs to view functions.</text:p>
            </text:list-item>
          </text:list>
        </text:list-item>
        <text:list-item>
          <text:p text:style-name="P7"><text:span text:style-name="Source_20_Text">project_name/asgi.py</text:span> and <text:span text:style-name="Source_20_Text">project_name/wsgi.py</text:span>:</text:p>
          <text:list>
            <text:list-item>
              <text:p text:style-name="P8">ASGI (Asynchronous Server Gateway Interface) and WSGI (Web Server Gateway Interface) configurations for deployment.</text:p>
            </text:list-item>
          </text:list>
        </text:list-item>
        <text:list-item>
          <text:p text:style-name="P7"><text:span text:style-name="Source_20_Text">app_name/</text:span>:</text:p>
          <text:list>
            <text:list-item>
              <text:p text:style-name="P7">Directory containing a Django app, with the following files:</text:p>
            </text:list-item>
            <text:list-item>
              <text:p text:style-name="P7"><text:span text:style-name="Source_20_Text">migrations/</text:span>: Directory to store database migration files.</text:p>
            </text:list-item>
            <text:list-item>
              <text:p text:style-name="P7"><text:span text:style-name="Source_20_Text">__init__.py</text:span>: Empty file indicating to Python that this directory is a Python package.</text:p>
            </text:list-item>
            <text:list-item>
              <text:p text:style-name="P7"><text:span text:style-name="Source_20_Text">admin.py</text:span>: Register models for the Django admin interface.</text:p>
            </text:list-item>
            <text:list-item>
              <text:p text:style-name="P7"><text:span text:style-name="Source_20_Text">apps.py</text:span>: Application configuration.</text:p>
            </text:list-item>
            <text:list-item>
              <text:p text:style-name="P7"><text:span text:style-name="Source_20_Text">models.py</text:span>: Database models definition.</text:p>
            </text:list-item>
            <text:list-item>
              <text:p text:style-name="P7"><text:span text:style-name="Source_20_Text">tests.py</text:span>: Test cases for the app.</text:p>
            </text:list-item>
            <text:list-item>
              <text:p text:style-name="P7"><text:span text:style-name="Source_20_Text">views.py</text:span>: View functions to handle HTTP requests.</text:p>
            </text:list-item>
          </text:list>
        </text:list-item>
      </text:list>
      <text:p text:style-name="P11"/>
      <text:p text:style-name="P11"/>
      <text:p text:style-name="P11"/>
      <text:p text:style-name="P11"><text:span text:style-name="Strong_20_Emphasis"/></text:p>
      <text:list text:continue-numbering="true" text:style-name="L4">
        <text:list-header>
          <text:p text:style-name="P9"><text:soft-page-break/><text:span text:style-name="Strong_20_Emphasis"><text:span text:style-name="T1">1. <text:s/></text:span></text:span><text:span text:style-name="Strong_20_Emphasis">manage.py</text:span><text:span text:style-name="Source_20_Text">:</text:span></text:p>
          <text:list text:continue-numbering="true">
            <text:list-item>
              <text:p text:style-name="P9">This is like your control panel. Imagine it as the remote control for your Django project. With it, you can do things like starting the project, stopping it, and making changes to it.</text:p>
            </text:list-item>
          </text:list>
          <text:p text:style-name="P10"><text:span text:style-name="Source_20_Text"><text:span text:style-name="T1">2. </text:span></text:span><text:span text:style-name="Source_20_Text">project_name/</text:span>:</text:p>
          <text:list text:continue-numbering="true">
            <text:list-item>
              <text:p text:style-name="P9">Think of this folder as the main hub of your project. It holds all the important settings and configurations that your project needs to run smoothly.</text:p>
            </text:list-item>
          </text:list>
          <text:p text:style-name="P10"><text:span text:style-name="Source_20_Text"><text:span text:style-name="T1">3. </text:span></text:span><text:span text:style-name="Source_20_Text">app1/</text:span><text:span text:style-name="Strong_20_Emphasis">, </text:span><text:span text:style-name="Source_20_Text">app2/</text:span>:</text:p>
          <text:list text:continue-numbering="true">
            <text:list-item>
              <text:p text:style-name="P9">These are like different departments in your project. Each app has its own set of tasks and responsibilities. For example, one app might handle user authentication, while another handles blog posts.</text:p>
            </text:list-item>
          </text:list>
          <text:p text:style-name="P10"><text:span text:style-name="Source_20_Text"><text:span text:style-name="T1">4. </text:span></text:span><text:span text:style-name="Source_20_Text">models.py</text:span>:</text:p>
          <text:list text:continue-numbering="true">
            <text:list-item>
              <text:p text:style-name="P9">Models are like blueprints for your data. They define the structure of your database tables. For instance, if you're building a website for a library, you'd have a <text:span text:style-name="Source_20_Text">Book</text:span> model to represent books and their attributes like title, author, and publication date.</text:p>
            </text:list-item>
          </text:list>
          <text:p text:style-name="P10"><text:span text:style-name="Source_20_Text"><text:span text:style-name="T1">5. </text:span></text:span><text:span text:style-name="Source_20_Text">views.py</text:span>:</text:p>
          <text:list text:continue-numbering="true">
            <text:list-item>
              <text:p text:style-name="P9">Views are like the people who interact with your website visitors. They take in requests from users (like clicking a link or submitting a form), process that information, and then send back a response (like displaying a webpage or showing an error message).</text:p>
            </text:list-item>
          </text:list>
          <text:p text:style-name="P10"><text:span text:style-name="Source_20_Text"><text:span text:style-name="T1">6. </text:span></text:span><text:span text:style-name="Source_20_Text">urls.py</text:span>:</text:p>
          <text:list text:continue-numbering="true">
            <text:list-item>
              <text:p text:style-name="P9">URLs are like signposts for your website. They tell Django how to map incoming web requests to the right views. So when someone visits a specific URL on your site, Django knows which view to show them.</text:p>
            </text:list-item>
          </text:list>
        </text:list-header>
        <text:list-item>
          <text:p text:style-name="P10"><text:span text:style-name="Source_20_Text">templates/</text:span>:</text:p>
          <text:list>
            <text:list-item>
              <text:p text:style-name="P9">Templates are like the design templates for your web pages. They contain the HTML code that determines how your pages look. Think of them as the skeleton structure that holds your website together.</text:p>
            </text:list-item>
          </text:list>
        </text:list-item>
        <text:list-item>
          <text:p text:style-name="P10"><text:span text:style-name="Source_20_Text">static/</text:span>:</text:p>
          <text:list>
            <text:list-item>
              <text:p text:style-name="P9">Static files are like the assets of your website, such as CSS stylesheets, JavaScript files, and images. They're not generated dynamically like web pages, so they're stored separately in the <text:span text:style-name="Source_20_Text">static</text:span> folder.</text:p>
            </text:list-item>
          </text:list>
        </text:list-item>
        <text:list-item>
          <text:p text:style-name="P10"><text:span text:style-name="Source_20_Text">forms.py</text:span>:</text:p>
          <text:list>
            <text:list-item>
              <text:p text:style-name="P9">Forms are like the forms you fill out on a website. They're used to collect information from users. For example, a login form might ask for a username and password.</text:p>
            </text:list-item>
          </text:list>
        </text:list-item>
        <text:list-item>
          <text:p text:style-name="P10"><text:span text:style-name="Strong_20_Emphasis">Admin Interface</text:span>:</text:p>
          <text:list>
            <text:list-item>
              <text:p text:style-name="P10">This is like the dashboard for managing your website's content. It's a built-in feature of Django that lets you easily add, edit, and delete data from your database. For example, you could use the admin interface to add new blog posts or manage user accounts.</text:p>
            </text:list-item>
          </text:list>
        </text:list-item>
      </text:list>
      <text:h text:style-name="P1" text:outline-level="3"><text:soft-page-break/></text:h>
      <text:h text:style-name="P1" text:outline-level="3"><text:span text:style-name="Source_20_Text"/></text:h>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list text:style-name="L1">
        <text:list-header>
          <text:p text:style-name="P6"><text:span text:style-name="Source_20_Text"/></text:p>
          <text:p text:style-name="P6"><text:span text:style-name="Source_20_Text"/></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3:15:23.406068797</meta:creation-date>
    <dc:date>2024-04-03T15:42:46.028313608</dc:date>
    <meta:editing-duration>PT17M18S</meta:editing-duration>
    <meta:editing-cycles>6</meta:editing-cycles>
    <meta:generator>LibreOffice/7.6.6.3$Linux_X86_64 LibreOffice_project/60$Build-3</meta:generator>
    <meta:document-statistic meta:table-count="0" meta:image-count="0" meta:object-count="0" meta:page-count="4" meta:paragraph-count="60" meta:word-count="591" meta:character-count="3629" meta:non-whitespace-character-count="3099"/>
  </office:meta>
</office:document-meta>
</file>